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e880" officeooo:paragraph-rsid="0004e880"/>
    </style:style>
    <style:style style:name="P2" style:family="paragraph" style:parent-style-name="Standard" style:list-style-name="L1">
      <style:text-properties officeooo:rsid="0004e880" officeooo:paragraph-rsid="0004e880"/>
    </style:style>
    <style:style style:name="P3" style:family="paragraph" style:parent-style-name="Standard" style:list-style-name="L1">
      <style:text-properties officeooo:paragraph-rsid="0004e880"/>
    </style:style>
    <style:style style:name="P4" style:family="paragraph" style:parent-style-name="Standard" style:list-style-name="L1">
      <style:text-properties officeooo:rsid="00055abe" officeooo:paragraph-rsid="00055abe"/>
    </style:style>
    <style:style style:name="P5" style:family="paragraph" style:parent-style-name="Standard" style:list-style-name="L1">
      <style:paragraph-properties fo:margin-left="1.251cm" fo:margin-right="0cm" fo:text-indent="-0.635cm" style:auto-text-indent="false"/>
      <style:text-properties officeooo:paragraph-rsid="00055abe"/>
    </style:style>
    <style:style style:name="P6" style:family="paragraph" style:parent-style-name="Standard" style:list-style-name="L1">
      <style:paragraph-properties fo:margin-left="1.251cm" fo:margin-right="0cm" fo:text-indent="-0.635cm" style:auto-text-indent="false"/>
      <style:text-properties officeooo:rsid="00055abe" officeooo:paragraph-rsid="00055abe"/>
    </style:style>
    <style:style style:name="P7" style:family="paragraph" style:parent-style-name="Text_20_body" style:list-style-name="L6">
      <style:paragraph-properties>
        <style:tab-stops>
          <style:tab-stop style:position="5.874cm"/>
        </style:tab-stops>
      </style:paragraph-properties>
      <style:text-properties officeooo:rsid="00075556" officeooo:paragraph-rsid="00075556"/>
    </style:style>
    <style:style style:name="T1" style:family="text">
      <style:text-properties officeooo:rsid="0004e88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5abe" style:font-weight-asian="bold" style:font-weight-complex="bold"/>
    </style:style>
    <style:style style:name="T4" style:family="text">
      <style:text-properties officeooo:rsid="00055ab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Werbeplan</text:h>
      <text:p text:style-name="P1"><text:tab/>„Werbung kostet Geld, keine Werbung Kunden“</text:p>
      <text:p text:style-name="P1"/>
      <text:p text:style-name="P1">Grundlagen eines Werbeplans:</text:p>
      <text:p text:style-name="P1"><text:tab/>die zur Verfügung stehenden finanziellen Mittel und ihre Verteilung</text:p>
      <text:p text:style-name="P1"/>
      <text:p text:style-name="P1">Bestandteile eines Werbeplans:</text:p>
      <text:list xml:id="list4270133640969435274" text:style-name="L1">
        <text:list-item>
          <text:p text:style-name="P3"><text:span text:style-name="T1">Werbeziel<text:tab/><text:tab/><text:tab/><text:tab/>(z.B.: Einführungsw., Expansionsw.)</text:span></text:p>
        </text:list-item>
        <text:list-item>
          <text:p text:style-name="P2">Werbeobjekte<text:tab/><text:tab/><text:tab/><text:tab/>(z.B.: Produkt, Dienstleistung)</text:p>
        </text:list-item>
        <text:list-item>
          <text:p text:style-name="P2">Zielgruppen / <text:span text:style-name="T2">Streukreis</text:span><text:tab/><text:tab/>(z.B.: Alter, Geschlecht, …)</text:p>
        </text:list-item>
        <text:list-item>
          <text:p text:style-name="P4">Werbebotschaft <text:tab/><text:tab/><text:tab/>(was soll mitgeteilt werden, dass Produkt vom Nachfrager eindeutig identifiziert werden kann)</text:p>
        </text:list-item>
        <text:list-item>
          <text:p text:style-name="P4">Zielgebiete / <text:span text:style-name="T2">Streugebiet</text:span><text:tab/><text:tab/>(geografischer Werbebereich)</text:p>
        </text:list-item>
        <text:list-item>
          <text:p text:style-name="P4">Werbezeiten / Streuzeit<text:tab/><text:tab/>(Beginn, Dauer, Ende)</text:p>
        </text:list-item>
        <text:list-item>
          <text:p text:style-name="P5"><text:span text:style-name="T4">Werbeträger und Werbemittel / </text:span><text:span text:style-name="T3">Streuweg</text:span><text:span text:style-name="T4"><text:line-break/>z.B.: Radio, Internet, Fernsehen, Werbesäulen, Mensch</text:span></text:p>
        </text:list-item>
        <text:list-item>
          <text:p text:style-name="P6">Werbeintensität / <text:span text:style-name="T2">Streudichte</text:span><text:tab/>(Maßnahmen in einem bestimmten Gebiet)</text:p>
        </text:list-item>
      </text:list>
      <text:h text:style-name="Heading_20_1" text:outline-level="1">Grundsätze der Werbung</text:h>
      <text:list xml:id="list2487161396581117041" text:style-name="L6">
        <text:list-item>
          <text:p text:style-name="P7">Wahrheit</text:p>
        </text:list-item>
        <text:list-item>
          <text:p text:style-name="P7">Soziale Verantwortung</text:p>
        </text:list-item>
        <text:list-item>
          <text:p text:style-name="P7">Klarheit</text:p>
        </text:list-item>
        <text:list-item>
          <text:p text:style-name="P7">Wirksamkeit</text:p>
        </text:list-item>
        <text:list-item>
          <text:p text:style-name="P7">Wirtschaftlichkei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6T10:02:29.938896167</meta:creation-date>
    <dc:date>2013-09-06T10:38:26.683870497</dc:date>
    <meta:editing-duration>PT26M17S</meta:editing-duration>
    <meta:editing-cycles>2</meta:editing-cycles>
    <meta:generator>LibreOffice/4.1.1.2$Linux_X86_64 LibreOffice_project/410m0$Build-2</meta:generator>
    <meta:document-statistic meta:table-count="0" meta:image-count="0" meta:object-count="0" meta:page-count="1" meta:paragraph-count="19" meta:word-count="102" meta:character-count="809" meta:non-whitespace-character-count="725"/>
  </office:meta>
</office:document-meta>
</file>